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121.49pt"/>
    </style:style>
    <style:style style:name="co13" style:family="table-column">
      <style:table-column-properties fo:break-before="auto" style:column-width="92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TEAM</text:p>
          </table:table-cell>
          <table:table-cell table:style-name="ce22" office:value-type="string" calcext:value-type="string">
            <text:p>STF</text:p>
          </table:table-cell>
          <table:table-cell table:style-name="ce21"/>
          <table:table-cell table:style-name="ce10"/>
          <table:table-cell table:style-name="ce21"/>
          <table:table-cell table:style-name="ce10"/>
          <table:table-cell table:number-columns-repeated="1018"/>
        </table:table-row>
        <table:table-row table:style-name="ro1">
          <table:table-cell table:style-name="ce20" office:value-type="string" calcext:value-type="string">
            <text:p>MEMBERS</text:p>
          </table:table-cell>
          <table:table-cell table:style-name="ce23" office:value-type="string" calcext:value-type="string">
            <text:p>Sean Ryan</text:p>
          </table:table-cell>
          <table:table-cell table:style-name="ce21"/>
          <table:table-cell table:style-name="ce23" office:value-type="string" calcext:value-type="string">
            <text:p>Alex Darwin</text:p>
          </table:table-cell>
          <table:table-cell table:style-name="ce21"/>
          <table:table-cell table:style-name="ce23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1"/>
          <table:table-cell table:style-name="ce22" office:value-type="string" calcext:value-type="string">
            <text:p>HOURS</text:p>
          </table:table-cell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1</text:p>
          </table:table-cell>
          <table:table-cell table:style-name="ce23" table:formula="of:=SUM([$'Sean Ryan'.J4])" office:value-type="float" office:value="40" calcext:value-type="float">
            <text:p>40</text:p>
          </table:table-cell>
          <table:table-cell table:style-name="ce21"/>
          <table:table-cell table:style-name="ce23" table:formula="of:=SUM([$'Alex Darwin'.J4])" office:value-type="float" office:value="8" calcext:value-type="float">
            <text:p>8</text:p>
          </table:table-cell>
          <table:table-cell table:style-name="ce21"/>
          <table:table-cell table:style-name="ce23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2</text:p>
          </table:table-cell>
          <table:table-cell table:style-name="ce23" table:formula="of:=SUM([$'Sean Ryan'.J7])" office:value-type="float" office:value="25" calcext:value-type="float">
            <text:p>25</text:p>
          </table:table-cell>
          <table:table-cell table:style-name="ce21"/>
          <table:table-cell table:style-name="ce23" table:formula="of:=SUM([$'Alex Darwin'.J7])" office:value-type="float" office:value="15" calcext:value-type="float">
            <text:p>15</text:p>
          </table:table-cell>
          <table:table-cell table:style-name="ce21"/>
          <table:table-cell table:style-name="ce23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3</text:p>
          </table:table-cell>
          <table:table-cell table:style-name="ce23" table:formula="of:=SUM([$'Sean Ryan'.J10])" office:value-type="float" office:value="29" calcext:value-type="float">
            <text:p>29</text:p>
          </table:table-cell>
          <table:table-cell table:style-name="ce21"/>
          <table:table-cell table:style-name="ce23" table:formula="of:=SUM([$'Alex Darwin'.J10])" office:value-type="float" office:value="16" calcext:value-type="float">
            <text:p>16</text:p>
          </table:table-cell>
          <table:table-cell table:style-name="ce21"/>
          <table:table-cell table:style-name="ce23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4</text:p>
          </table:table-cell>
          <table:table-cell table:style-name="ce23" table:formula="of:=SUM([$'Sean Ryan'.J13])" office:value-type="float" office:value="21" calcext:value-type="float">
            <text:p>21</text:p>
          </table:table-cell>
          <table:table-cell table:style-name="ce21"/>
          <table:table-cell table:style-name="ce23" table:formula="of:=SUM([$'Alex Darwin'.J13])" office:value-type="float" office:value="15" calcext:value-type="float">
            <text:p>15</text:p>
          </table:table-cell>
          <table:table-cell table:style-name="ce21"/>
          <table:table-cell table:style-name="ce23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5</text:p>
          </table:table-cell>
          <table:table-cell table:style-name="ce23" table:formula="of:=SUM([$'Sean Ryan'.J16])" office:value-type="float" office:value="21" calcext:value-type="float">
            <text:p>21</text:p>
          </table:table-cell>
          <table:table-cell table:style-name="ce21"/>
          <table:table-cell table:style-name="ce23" table:formula="of:=SUM([$'Alex Darwin'.J16])" office:value-type="float" office:value="16" calcext:value-type="float">
            <text:p>16</text:p>
          </table:table-cell>
          <table:table-cell table:style-name="ce21"/>
          <table:table-cell table:style-name="ce23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6</text:p>
          </table:table-cell>
          <table:table-cell table:style-name="ce23" table:formula="of:=SUM([$'Sean Ryan'.J19])" office:value-type="float" office:value="19" calcext:value-type="float">
            <text:p>19</text:p>
          </table:table-cell>
          <table:table-cell table:style-name="ce21"/>
          <table:table-cell table:style-name="ce23" table:formula="of:=SUM([$'Alex Darwin'.J19])" office:value-type="float" office:value="14" calcext:value-type="float">
            <text:p>14</text:p>
          </table:table-cell>
          <table:table-cell table:style-name="ce21"/>
          <table:table-cell table:style-name="ce23" table:formula="of:=SUM([$'Ben Johnson'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7</text:p>
          </table:table-cell>
          <table:table-cell table:style-name="ce23" table:formula="of:=SUM([$'Sean Ryan'.J22])" office:value-type="float" office:value="17" calcext:value-type="float">
            <text:p>17</text:p>
          </table:table-cell>
          <table:table-cell table:style-name="ce21"/>
          <table:table-cell table:style-name="ce23" table:formula="of:=SUM([$'Alex Darwin'.J22])" office:value-type="float" office:value="15" calcext:value-type="float">
            <text:p>15</text:p>
          </table:table-cell>
          <table:table-cell table:style-name="ce21"/>
          <table:table-cell table:style-name="ce23" table:formula="of:=SUM([$'Ben Johnson'.J2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8</text:p>
          </table:table-cell>
          <table:table-cell table:style-name="ce23" table:formula="of:=SUM([$'Sean Ryan'.J25])" office:value-type="float" office:value="18" calcext:value-type="float">
            <text:p>18</text:p>
          </table:table-cell>
          <table:table-cell table:style-name="ce21"/>
          <table:table-cell table:style-name="ce23" table:formula="of:=SUM([$'Alex Darwin'.J25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9</text:p>
          </table:table-cell>
          <table:table-cell table:style-name="ce23" table:formula="of:=SUM([$'Sean Ryan'.J28])" office:value-type="float" office:value="0" calcext:value-type="float">
            <text:p>0</text:p>
          </table:table-cell>
          <table:table-cell table:style-name="ce21"/>
          <table:table-cell table:style-name="ce23" table:formula="of:=SUM([$'Alex Darwin'.J28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10</text:p>
          </table:table-cell>
          <table:table-cell table:style-name="ce23" table:formula="of:=SUM([$'Sean Ryan'.J31])" office:value-type="float" office:value="0" calcext:value-type="float">
            <text:p>0</text:p>
          </table:table-cell>
          <table:table-cell table:style-name="ce21"/>
          <table:table-cell table:style-name="ce23" table:formula="of:=SUM([$'Alex Darwin'.J31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3" table:formula="of:=SUM([.B4:.B13])" office:value-type="float" office:value="190" calcext:value-type="float">
            <text:p>190</text:p>
          </table:table-cell>
          <table:table-cell table:style-name="ce21"/>
          <table:table-cell table:style-name="ce23" table:formula="of:=SUM([.D4:.D13])" office:value-type="float" office:value="99" calcext:value-type="float">
            <text:p>99</text:p>
          </table:table-cell>
          <table:table-cell table:style-name="ce21"/>
          <table:table-cell table:style-name="ce23" table:formula="of:=SUM([.F4:.F13])" office:value-type="float" office:value="191" calcext:value-type="float">
            <text:p>19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SEAN RYA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2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2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SUM([.C25:.I25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ALEX DARWI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0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2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2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0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2" table:formula="of:=SUM([.C19:.I19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0" table:formula="of:=SUM([.C22:.I22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BEN JOHNSO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6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2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2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2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0" table:formula="of:=SUM([.C22:.I22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08:49:08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28T08:49:18.699000000</dc:date>
    <meta:editing-duration>PT3M54S</meta:editing-duration>
    <meta:editing-cycles>6</meta:editing-cycles>
    <meta:document-statistic meta:table-count="4" meta:cell-count="732" meta:object-count="0"/>
  </office:meta>
</office:document-meta>
</file>